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Arial" svg:font-family="Arial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1.38in"/>
    </style:style>
    <style:style style:name="TBL_0_0_col_2" style:family="table-column">
      <style:table-column-properties style:column-width="1.18in"/>
    </style:style>
    <style:style style:name="TBL_0_0_col_3" style:family="table-column">
      <style:table-column-properties style:column-width="0.16in"/>
    </style:style>
    <style:style style:name="TBL_0_0_col_4" style:family="table-column">
      <style:table-column-properties style:column-width="0.91in"/>
    </style:style>
    <style:style style:name="TBL_0_0_col_5" style:family="table-column">
      <style:table-column-properties style:column-width="0.09in"/>
    </style:style>
    <style:style style:name="TBL_0_0_col_6" style:family="table-column">
      <style:table-column-properties style:column-width="0.05in"/>
    </style:style>
    <style:style style:name="TBL_0_0_col_7" style:family="table-column">
      <style:table-column-properties style:column-width="1.33in"/>
    </style:style>
    <style:style style:name="TBL_0_0_col_8" style:family="table-column">
      <style:table-column-properties style:column-width="0.22in"/>
    </style:style>
    <style:style style:name="TBL_0_0_col_9" style:family="table-column">
      <style:table-column-properties style:column-width="2.34in"/>
    </style:style>
    <style:style style:name="TBL_0_0_col_10" style:family="table-column">
      <style:table-column-properties style:column-width="0.27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18in"/>
    </style:style>
    <style:style style:name="TBL_0_0_23" style:family="table">
      <style:table-properties table:align="left" style:width="3.65in"/>
    </style:style>
    <style:style style:name="TBL_0_0_23_col_0" style:family="table-column">
      <style:table-column-properties style:column-width="3.65in"/>
    </style:style>
    <style:style style:name="TBL_0_0_23_row_0" style:family="table-row">
      <style:table-row-properties style:use-optimal-row-height="false" style:row-height="0.18in"/>
    </style:style>
    <style:style style:name="TBL_0_0_23_row_1" style:family="table-row">
      <style:table-row-properties style:use-optimal-row-height="false" style:row-height="0.45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Arial" fo:font-size="26.0pt" style:font-size-asian="26.0pt" style:font-size-complex="26.0pt" fo:font-weight="bold">
</style:text-properties>
    </style:style>
    <style:style style:name="TBL_0_0_24" style:family="table">
      <style:table-properties table:align="left" style:width="2.34in"/>
    </style:style>
    <style:style style:name="TBL_0_0_24_col_0" style:family="table-column">
      <style:table-column-properties style:column-width="2.34in"/>
    </style:style>
    <style:style style:name="TBL_0_0_24_row_0" style:family="table-row">
      <style:table-row-properties style:use-optimal-row-height="false" style:row-height="0.27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1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>
</style:text-properties>
    </style:style>
    <style:style style:name="TBL_0_0_row_2" style:family="table-row">
      <style:table-row-properties style:use-optimal-row-height="false" style:row-height="0.09in"/>
    </style:style>
    <style:style style:name="TBL_0_0_row_3" style:family="table-row">
      <style:table-row-properties style:use-optimal-row-height="false" style:row-height="0.36in"/>
    </style:style>
    <style:style style:name="TBL_0_0_row_4" style:family="table-row">
      <style:table-row-properties style:use-optimal-row-height="false" style:row-height="0.3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2" style:family="text">
      <style:text-properties fo:color="#666666" style:font-name="Arial" fo:font-size="18.0pt" style:font-size-asian="18.0pt" style:font-size-complex="18.0pt">
</style:text-properties>
    </style:style>
    <style:style style:name="TBL_0_0_row_5" style:family="table-row">
      <style:table-row-properties style:use-optimal-row-height="false" style:row-height="0.29in"/>
    </style:style>
    <style:style style:name="TBL_0_0_row_6" style:family="table-row">
      <style:table-row-properties style:use-optimal-row-height="false" style:row-height="0.2in"/>
    </style:style>
    <style:style style:name="T3" style:family="text">
      <style:text-properties fo:color="#666666" style:font-name="Arial" fo:font-size="12.0pt" style:font-size-asian="12.0pt" style:font-size-complex="12.0pt" fo:font-weight="bold">
</style:text-properties>
    </style:style>
    <style:style style:name="TBL_0_0_row_7" style:family="table-row">
      <style:table-row-properties style:use-optimal-row-height="false" style:row-height="0.01in"/>
    </style:style>
    <style:style style:name="TBL_0_0_row_8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0_row_9" style:family="table-row">
      <style:table-row-properties style:use-optimal-row-height="false" style:row-height="0.2in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4" style:family="text">
      <style:text-properties style:font-name="Arial" fo:font-size="12.0pt" style:font-size-asian="12.0pt" style:font-size-complex="12.0pt">
</style:text-properties>
    </style:style>
    <style:style style:name="TBL_0_0_row_10" style:family="table-row">
      <style:table-row-properties style:use-optimal-row-height="false" style:row-height="0.01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0_row_11" style:family="table-row">
      <style:table-row-properties style:use-optimal-row-height="false" style:row-height="0.2in"/>
    </style:style>
    <style:style style:name="TBL_0_0_row_12" style:family="table-row">
      <style:table-row-properties style:use-optimal-row-height="false" style:row-height="0.01in"/>
    </style:style>
    <style:style style:name="G2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0_row_13" style:family="table-row">
      <style:table-row-properties style:use-optimal-row-height="false" style:row-height="0.2in"/>
    </style:style>
    <style:style style:name="TBL_0_0_row_14" style:family="table-row">
      <style:table-row-properties style:use-optimal-row-height="false" style:row-height="0.01in"/>
    </style:style>
    <style:style style:name="G3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0_row_15" style:family="table-row">
      <style:table-row-properties style:use-optimal-row-height="false" style:row-height="8.13in"/>
    </style:style>
    <style:style style:name="TBL_0_0_row_16" style:family="table-row">
      <style:table-row-properties style:use-optimal-row-height="false" style:row-height="0.01in"/>
    </style:style>
    <style:style style:name="G4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0_row_17" style:family="table-row">
      <style:table-row-properties style:use-optimal-row-height="false" style:row-height="0.56in"/>
    </style:style>
    <style:style style:name="TBL_0_0_row_18" style:family="table-row">
      <style:table-row-properties style:use-optimal-row-height="false" style:row-height="0.27in"/>
    </style:style>
    <style:style style:name="T5" style:family="text">
      <style:text-properties fo:color="#666666" style:font-name="Arial" fo:font-size="10.0pt" style:font-size-asian="10.0pt" style:font-size-complex="10.0pt">
</style:text-properties>
    </style:style>
    <style:style style:name="T6" style:family="text">
      <style:text-properties style:font-name="SansSerif" fo:font-size="12.0pt" style:font-size-asian="12.0pt" style:font-size-complex="12.0pt" fo:font-weight="bold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 table:number-columns-spanned="4" table:number-rows-spanned="3">
            <table:table is-subtable="true" table:name="TBL_0_0_23" table:style-name="TBL_0_0_23">
              <table:table-column table:style-name="TBL_0_0_23_col_0">
</table:table-column>
              <table:table-row table:style-name="TBL_0_0_23_row_0">
                <table:table-cell table:style-name="C0"/>
              </table:table-row>
              <table:table-row table:style-name="TBL_0_0_23_row_1">
                <table:table-cell table:style-name="C1">
                  <text:p text:style-name="P0"><text:bookmark text:name="JR_PAGE_ANCHOR_0_1"/>
<text:span text:style-name="T0">Dana Keluar RT</text:span>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 table:number-rows-spanned="3">
            <table:table is-subtable="true" table:name="TBL_0_0_24" table:style-name="TBL_0_0_24">
              <table:table-column table:style-name="TBL_0_0_24_col_0">
</table:table-column>
              <table:table-row table:style-name="TBL_0_0_24_row_0">
                <table:table-cell table:style-name="C2">
                  <text:p text:style-name="P1"><text:span text:style-name="T1">created by Universitas Indraprasta</text:span></text:p>
                </table:table-cell>
              </table:table-row>
            </table:table>
          </table:table-cell>
          <table:table-cell table:style-name="C0"/>
        </table:table-row>
        <table:table-row table:style-name="TBL_0_0_row_2"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</table:table-row>
        <table:table-row table:style-name="TBL_0_0_row_3"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3" table:number-columns-spanned="5">
            <text:p text:style-name="P2"><text:span text:style-name="T2">Sirnagalih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3" table:number-columns-spanned="2">
            <text:p text:style-name="P2"><text:span text:style-name="T3">Jenis Pengeluaran</text:span></text:p>
          </table:table-cell>
          <table:covered-table-cell/>
          <table:table-cell table:style-name="C3" table:number-columns-spanned="5">
            <text:p text:style-name="P2"><text:span text:style-name="T3">Jumlah Pengeluaran</text:span></text:p>
          </table:table-cell>
          <table:covered-table-cell/>
          <table:covered-table-cell/>
          <table:covered-table-cell/>
          <table:covered-table-cell/>
          <table:table-cell table:style-name="C3" table:number-columns-spanned="2">
            <text:p text:style-name="P2"><text:span text:style-name="T3">Tanggal Pengeluaran</text:span></text:p>
          </table:table-cell>
          <table:covered-table-cell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number-columns-spanned="9">
            <text:p><draw:line text:anchor-type="paragraph" draw:style-name="G0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9">
          <table:table-cell table:style-name="C0"/>
          <table:table-cell table:style-name="C4" table:number-columns-spanned="2">
            <text:p text:style-name="P2"><text:span text:style-name="T4">ANGGARAN KEAMANAN / </text:span></text:p>
          </table:table-cell>
          <table:covered-table-cell/>
          <table:table-cell table:style-name="C4" table:number-columns-spanned="5">
            <text:p text:style-name="P2"><text:span text:style-name="T4">10,000,000</text:span></text:p>
          </table:table-cell>
          <table:covered-table-cell/>
          <table:covered-table-cell/>
          <table:covered-table-cell/>
          <table:covered-table-cell/>
          <table:table-cell table:style-name="C4" table:number-columns-spanned="2">
            <text:p text:style-name="P2"><text:span text:style-name="T4">13/08/20 00:00</text:span></text:p>
          </table:table-cell>
          <table:covered-table-cell/>
          <table:table-cell table:style-name="C0"/>
        </table:table-row>
        <table:table-row table:style-name="TBL_0_0_row_10">
          <table:table-cell table:style-name="C0"/>
          <table:table-cell table:number-columns-spanned="9">
            <text:p><draw:line text:anchor-type="paragraph" draw:style-name="G1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1">
          <table:table-cell table:style-name="C0"/>
          <table:table-cell table:style-name="C4" table:number-columns-spanned="2">
            <text:p text:style-name="P2"><text:span text:style-name="T4">ANGGARAN PRASARANA DAN </text:span></text:p>
          </table:table-cell>
          <table:covered-table-cell/>
          <table:table-cell table:style-name="C4" table:number-columns-spanned="5">
            <text:p text:style-name="P2"><text:span text:style-name="T4">2,000,000</text:span></text:p>
          </table:table-cell>
          <table:covered-table-cell/>
          <table:covered-table-cell/>
          <table:covered-table-cell/>
          <table:covered-table-cell/>
          <table:table-cell table:style-name="C4" table:number-columns-spanned="2">
            <text:p text:style-name="P2"><text:span text:style-name="T4">18/08/20 00:00</text:span></text:p>
          </table:table-cell>
          <table:covered-table-cell/>
          <table:table-cell table:style-name="C0"/>
        </table:table-row>
        <table:table-row table:style-name="TBL_0_0_row_12">
          <table:table-cell table:style-name="C0"/>
          <table:table-cell table:number-columns-spanned="9">
            <text:p><draw:line text:anchor-type="paragraph" draw:style-name="G2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3">
          <table:table-cell table:style-name="C0"/>
          <table:table-cell table:style-name="C4" table:number-columns-spanned="2">
            <text:p text:style-name="P2"><text:span text:style-name="T4">ANGGARAN KESEHATAN</text:span></text:p>
          </table:table-cell>
          <table:covered-table-cell/>
          <table:table-cell table:style-name="C4" table:number-columns-spanned="5">
            <text:p text:style-name="P2"><text:span text:style-name="T4">1,000,000</text:span></text:p>
          </table:table-cell>
          <table:covered-table-cell/>
          <table:covered-table-cell/>
          <table:covered-table-cell/>
          <table:covered-table-cell/>
          <table:table-cell table:style-name="C4" table:number-columns-spanned="2">
            <text:p text:style-name="P2"><text:span text:style-name="T4">18/08/20 00:00</text:span></text:p>
          </table:table-cell>
          <table:covered-table-cell/>
          <table:table-cell table:style-name="C0"/>
        </table:table-row>
        <table:table-row table:style-name="TBL_0_0_row_14">
          <table:table-cell table:style-name="C0"/>
          <table:table-cell table:number-columns-spanned="9">
            <text:p><draw:line text:anchor-type="paragraph" draw:style-name="G3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number-columns-spanned="9">
            <text:p><draw:line text:anchor-type="paragraph" draw:style-name="G4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3" table:number-columns-spanned="3">
            <text:p text:style-name="P2"><text:span text:style-name="T5">Tuesday 06 July 2021</text:span></text:p>
          </table:table-cell>
          <table:covered-table-cell/>
          <table:covered-table-cell/>
          <table:table-cell table:style-name="C0"/>
          <table:table-cell table:style-name="C0"/>
          <table:table-cell table:style-name="C2" table:number-columns-spanned="2">
            <text:p text:style-name="P1"><text:span text:style-name="T6">Subtotal : </text:span></text:p>
          </table:table-cell>
          <table:covered-table-cell/>
          <table:table-cell table:style-name="C2" table:number-columns-spanned="2">
            <text:p text:style-name="P1"><text:span text:style-name="T6">13,000,000</text:span></text:p>
          </table:table-cell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